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5cef" officeooo:paragraph-rsid="001a5cef"/>
    </style:style>
    <style:style style:name="P2" style:family="paragraph" style:parent-style-name="Standard">
      <style:text-properties officeooo:rsid="001d292f" officeooo:paragraph-rsid="001d29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1</text:p>
      <text:p text:style-name="P2">2 </text:p>
      <text:p text:style-name="P2">3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6T15:30:01.905513563</meta:creation-date>
    <dc:date>2021-09-06T15:35:50.629338193</dc:date>
    <meta:editing-duration>PT35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3" meta:word-count="4" meta:character-count="9" meta:non-whitespace-character-count="7"/>
  </office:meta>
</office:document-meta>
</file>